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rsid="00088b71" officeooo:paragraph-rsid="00088b71"/>
    </style:style>
    <style:style style:name="P2" style:family="paragraph" style:parent-style-name="Text_20_body">
      <style:text-properties officeooo:paragraph-rsid="00088b71"/>
    </style:style>
    <style:style style:name="P3" style:family="paragraph" style:parent-style-name="Title">
      <style:text-properties officeooo:rsid="00088b71" officeooo:paragraph-rsid="00088b71"/>
    </style:style>
    <style:style style:name="P4" style:family="paragraph" style:parent-style-name="Text_20_body">
      <style:text-properties officeooo:rsid="00088b71" officeooo:paragraph-rsid="00088b71"/>
    </style:style>
    <style:style style:name="P5" style:family="paragraph" style:parent-style-name="Text_20_body">
      <style:text-properties officeooo:rsid="00096917" officeooo:paragraph-rsid="00096917"/>
    </style:style>
    <style:style style:name="T1" style:family="text">
      <style:text-properties officeooo:rsid="00088b71"/>
    </style:style>
    <style:style style:name="T2" style:family="text">
      <style:text-properties officeooo:rsid="000969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mperator</text:p>
      <text:p text:style-name="P2">-<text:span text:style-name="T1">why imperator? </text:span></text:p>
      <text:p text:style-name="P1">The “ears of Dioniso” is a cave in Siracusa where the king Dionisio ears all the things that his slaves says about he, and he killed a lots of slaves-traditors thank at this cave. So what is the point? The project “Imperator” is a small software for collecting in one file the information that you reserves like Dionisio, and then i added other features like wireless attack or auto destruciton. So I decided to call this sofware Dionisio but i think it was bornig and strange, and then i called it “imperator” in his honor.</text:p>
      <text:p text:style-name="P1">-features</text:p>
      <text:p text:style-name="P1">this software <text:s/>help you to write ip,peaple and about cars information files and then read it. But there are other features, like: wireless attack using wifite (root privilege required), Dossing modbus, inject string in an host (you have to edit the DOS.py and DOSmod.py script, you have to change the target)</text:p>
      <text:p text:style-name="P1">-requerements </text:p>
      <text:p text:style-name="P1">there are a few requierements:</text:p>
      <text:p text:style-name="P1">-root (required if you would use wifite)</text:p>
      <text:p text:style-name="P1">-python3 (for launch the program)</text:p>
      <text:p text:style-name="P1">-wifi connection (for wifite)</text:p>
      <text:p text:style-name="P1">-<text:span text:style-name="T2">ade.c </text:span></text:p>
      <text:p text:style-name="P5">ade.c is a little virus that run in local that “virus” damage momentarily the pc RAM and you could activate the auto destruction using the 6th mode of imperator </text:p>
      <text:p text:style-name="P1">------------------------------------------------------------------------</text:p>
      <text:p text:style-name="P1">this software was created by killercode</text:p>
      <text:p text:style-name="P1">leader of the group: Exploit gan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4.5.1$Linux_X86_64 LibreOffice_project/40$Build-1</meta:generator>
    <dc:date>2023-06-18T23:45:14.021037995</dc:date>
    <meta:editing-duration>PT19M58S</meta:editing-duration>
    <meta:editing-cycles>2</meta:editing-cycles>
    <meta:document-statistic meta:table-count="0" meta:image-count="0" meta:object-count="0" meta:page-count="1" meta:paragraph-count="15" meta:word-count="215" meta:character-count="1324" meta:non-whitespace-character-count="1119"/>
  </office:meta>
</office:document-meta>
</file>